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032a7" officeooo:paragraph-rsid="001032a7"/>
    </style:style>
    <style:style style:name="P2" style:family="paragraph" style:parent-style-name="Standard">
      <style:text-properties officeooo:rsid="0011c392" officeooo:paragraph-rsid="0011c392"/>
    </style:style>
    <style:style style:name="T1" style:family="text">
      <style:text-properties officeooo:rsid="0011c39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s adhérents de la ludothèque peuvent proposer de nouveaux jeux pour la location à la ludothèque. Les adhésions peuvent s'effectuer à l'accueil de la ludothèque durant les heures d'ouverture ou sur la page d'accès au panier représenté par le logo du panier dans les onglets situés en tête de chaque page du site.</text:p>
      <text:p text:style-name="P1">Les adhérents peuvent proposer et animer des événements au sein de la ludothèque. L'esprit de la ludothèque est de rendre chaque membre acteur et de promouvoir les initiatives de chaque adhérents.. <text:span text:style-name="T1">En fonction des demandes, la ludothèque pourra faire l'acquisition de matériel supplémentaire pour l'élaboration des événements et leur déroulement.</text:span></text:p>
      <text:p text:style-name="P2">L'idée de la section d'achat de jeux de pouvoir conserver chez soi les jeux très utilisés. L'objectif n'est pas de trouver des jeux à bas prix, mais plus de trouver des jeux rares.</text:p>
      <text:p text:style-name="P2">Les deux catalogues proposés sur le site permet de faire la distinction entre les jeux présents à la ludothèque et les jeux suggérés ou recherchés par les adhérents.</text:p>
      <text:p text:style-name="P1"/>
      <text:p text:style-name="P1"/>
      <text:p text:style-name="P1"/>
      <text:p text:style-name="P1">Le site Web est en évolution suivant les suggestions des différents adhérents et en fonction des technologies disponibles pour la Eludothèque. Les adhérents expérimentés pourront <text:span text:style-name="T1">participer aux sessions organisées par les webmasters pour faire évoluer le si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9T09:20:39.770000000</meta:creation-date>
    <dc:date>2015-11-29T09:49:11.524000000</dc:date>
    <meta:editing-duration>PT13M21S</meta:editing-duration>
    <meta:editing-cycles>1</meta:editing-cycles>
    <meta:document-statistic meta:table-count="0" meta:image-count="0" meta:object-count="0" meta:page-count="1" meta:paragraph-count="5" meta:word-count="201" meta:character-count="1264" meta:non-whitespace-character-count="1068"/>
    <meta:generator>LibreOffice/4.4.6.3$Windows_x86 LibreOffice_project/e8938fd3328e95dcf59dd64e7facd2c7d67c704d</meta:generator>
  </office:meta>
</office:document-meta>
</file>